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UTRIMENTOS DE ANIMALES NUEVO-HORIZONTE E.I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7384395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OXAPAMP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600585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LLUPE AGUILAR, ELMER FABIA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430033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5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755293</text:p>
          </table:table-cell>
          <table:table-cell table:style-name="Tabla2.D3" office:value-type="string">
            <text:p text:style-name="P17">5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3:18:4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